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E100000320D8F48DBB62E3580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otted_20__28_var_29_" svg:stroke-width="0.706cm" draw:marker-start-width="1.254cm" draw:marker-end-width="1.254cm" draw:fill="none" draw:textarea-vertical-align="middle" fo:padding-top="0.473cm" fo:padding-bottom="0.473cm" fo:padding-left="0.598cm" fo:padding-right="0.598cm"/>
    </style:style>
    <style:style style:name="gr2" style:family="graphic" style:parent-style-name="objectwithoutfill">
      <style:graphic-properties draw:stroke="dash" draw:stroke-dash="Ultrafine_20_Dotted_20__28_var_29_" svg:stroke-width="0.706cm" draw:marker-start-width="1.254cm" draw:marker-end-width="1.254cm" draw:fill="none" draw:textarea-vertical-align="middle" fo:padding-top="0.473cm" fo:padding-bottom="0.473cm" fo:padding-left="0.598cm" fo:padding-right="0.598cm"/>
    </style:style>
    <style:style style:name="gr3" style:family="graphic" style:parent-style-name="standard">
      <style:graphic-properties svg:stroke-width="0.035cm" svg:stroke-color="#333333" draw:marker-start-width="0.252cm" draw:marker-end-width="0.252cm" draw:fill-color="#666666" draw:textarea-horizontal-align="justify" draw:textarea-vertical-align="middle" draw:auto-grow-height="false" fo:min-height="6.882cm" fo:min-width="6.632cm" fo:padding-top="0.142cm" fo:padding-bottom="0.142cm" fo:padding-left="0.267cm" fo:padding-right="0.267cm"/>
    </style:style>
    <style:style style:name="gr4" style:family="graphic" style:parent-style-name="standard">
      <style:graphic-properties svg:stroke-width="0.212cm" svg:stroke-color="#aecf00" draw:marker-start-width="0.518cm" draw:marker-end-width="0.518cm" draw:fill-color="#aecf00" draw:opacity="25%" draw:textarea-vertical-align="middle" draw:auto-grow-height="false" fo:min-height="30.296cm" fo:min-width="42.653cm" fo:padding-top="0.231cm" fo:padding-bottom="0.231cm" fo:padding-left="0.356cm" fo:padding-right="0.35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12cm" svg:stroke-color="#c5000b" draw:marker-start-width="0.518cm" draw:marker-end-width="0.518cm" draw:fill-color="#c5000b" draw:opacity="25%" draw:textarea-vertical-align="middle" draw:auto-grow-height="false" fo:min-height="30.296cm" fo:min-width="42.653cm" fo:padding-top="0.231cm" fo:padding-bottom="0.231cm" fo:padding-left="0.356cm" fo:padding-right="0.356cm"/>
    </style:style>
    <style:style style:name="gr7" style:family="graphic" style:parent-style-name="standard">
      <style:graphic-properties svg:stroke-width="0.212cm" svg:stroke-color="#c5000b" draw:marker-start-width="0.518cm" draw:marker-end-width="0.518cm" draw:fill-color="#c5000b" draw:opacity="25%" draw:textarea-vertical-align="middle" draw:auto-grow-height="false" fo:min-height="30.19cm" fo:min-width="42.547cm" fo:padding-top="0.231cm" fo:padding-bottom="0.231cm" fo:padding-left="0.356cm" fo:padding-right="0.356cm"/>
    </style:style>
    <style:style style:name="gr8" style:family="graphic" style:parent-style-name="standard">
      <style:graphic-properties draw:stroke="none" draw:fill-color="#ffffff" draw:textarea-horizontal-align="justify" draw:textarea-vertical-align="middle" draw:auto-grow-height="false" fo:min-height="13.558cm" fo:min-width="11.075cm"/>
    </style:style>
    <style:style style:name="gr9" style:family="graphic" style:parent-style-name="standard">
      <style:graphic-properties svg:stroke-width="0.212cm" svg:stroke-color="#aecf00" draw:marker-start-width="0.518cm" draw:marker-end-width="0.518cm" draw:fill-color="#aecf00" draw:opacity="25%" draw:textarea-vertical-align="middle" draw:auto-grow-height="false" fo:min-height="30.19cm" fo:min-width="42.547cm" fo:padding-top="0.231cm" fo:padding-bottom="0.231cm" fo:padding-left="0.356cm" fo:padding-right="0.356cm"/>
    </style:style>
    <style:style style:name="gr10" style:family="graphic" style:parent-style-name="standard">
      <style:graphic-properties draw:stroke="none" draw:fill-color="#ffffff" draw:textarea-horizontal-align="justify" draw:textarea-vertical-align="middle" draw:auto-grow-height="false" fo:min-height="13.558cm" fo:min-width="16.216cm"/>
    </style:style>
    <style:style style:name="gr11" style:family="graphic" style:parent-style-name="standard">
      <style:graphic-properties svg:stroke-width="0.2cm" svg:stroke-color="#ff950e" draw:marker-start-width="0.8cm" draw:marker-end-width="0.8cm" draw:fill-color="#ffd320" draw:opacity="100%" draw:textarea-horizontal-align="justify" draw:textarea-vertical-align="middle" draw:auto-grow-height="false" fo:min-height="2.305cm" fo:min-width="2.251cm" fo:padding-top="0.225cm" fo:padding-bottom="0.225cm" fo:padding-left="0.35cm" fo:padding-right="0.35cm" draw:shadow-opacity="100%"/>
    </style:style>
    <style:style style:name="P1" style:family="paragraph">
      <loext:graphic-properties draw:fill="none"/>
      <style:paragraph-properties fo:text-align="center"/>
    </style:style>
    <style:style style:name="P2" style:family="paragraph">
      <loext:graphic-properties draw:fill-color="#666666"/>
      <style:paragraph-properties fo:text-align="center"/>
    </style:style>
    <style:style style:name="P3" style:family="paragraph">
      <loext:graphic-properties draw:fill-color="#aecf00" draw:opacity="25%"/>
      <style:paragraph-properties fo:text-align="center"/>
    </style:style>
    <style:style style:name="P4" style:family="paragraph">
      <style:paragraph-properties fo:text-align="center"/>
    </style:style>
    <style:style style:name="P5" style:family="paragraph">
      <loext:graphic-properties draw:fill-color="#c5000b" draw:opacity="25%"/>
      <style:paragraph-properties fo:text-align="center"/>
    </style:style>
    <style:style style:name="P6" style:family="paragraph">
      <loext:graphic-properties draw:fill-color="#ffffff"/>
      <style:paragraph-properties fo:text-align="center"/>
    </style:style>
    <style:style style:name="P7" style:family="paragraph">
      <loext:graphic-properties draw:fill-color="#ffd320" draw:opacity="100%"/>
      <style:paragraph-properties fo:text-align="center"/>
    </style:style>
  </office:automatic-styles>
  <office:body>
    <office:drawing>
      <draw:page draw:name="page1" draw:style-name="dp1" draw:master-page-name="Default">
        <draw:line draw:style-name="gr1" draw:text-style-name="P1" draw:layer="layout" svg:x1="2.278cm" svg:y1="13.566cm" svg:x2="11.76cm" svg:y2="13.566cm">
          <text:p/>
        </draw:line>
        <draw:line draw:style-name="gr2" draw:text-style-name="P1" draw:layer="layout" svg:x1="14.773cm" svg:y1="13.566cm" svg:x2="55.856cm" svg:y2="13.566cm">
          <text:p/>
        </draw:line>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3.259cm" svg:height="30.652cm" svg:x="-2.196cm" svg:y="-1.76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20.64cm 5.541cm)">
          <draw:image xlink:href="Pictures/10000201000002E100000320D8F48DBB62E3580F.png" xlink:type="simple" xlink:show="embed" xlink:actuate="onLoad" draw:mime-type="image/png">
            <text:p/>
          </draw:image>
        </draw:frame>
      </draw:page>
      <draw:page draw:name="page2" draw:style-name="dp1" draw:master-page-name="Default">
        <draw:line draw:style-name="gr2" draw:text-style-name="P1" draw:layer="layout" svg:x1="14.773cm" svg:y1="13.566cm" svg:x2="55.856cm" svg:y2="13.566cm">
          <text:p/>
        </draw:line>
        <draw:line draw:style-name="gr1" draw:text-style-name="P1" draw:layer="layout" svg:x1="2.278cm" svg:y1="13.566cm" svg:x2="16.683cm" svg:y2="13.566cm">
          <text:p/>
        </draw:line>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43.259cm" svg:height="30.652cm" svg:x="1.504cm" svg:y="-1.76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24.441cm 5.542cm)">
          <draw:image xlink:href="Pictures/10000201000002E100000320D8F48DBB62E3580F.png" xlink:type="simple" xlink:show="embed" xlink:actuate="onLoad" draw:mime-type="image/png">
            <text:p/>
          </draw:image>
        </draw:frame>
      </draw:page>
      <draw:page draw:name="page3" draw:style-name="dp1" draw:master-page-name="Default">
        <draw:line draw:style-name="gr1" draw:text-style-name="P1" draw:layer="layout" svg:x1="2.279cm" svg:y1="13.566cm" svg:x2="16.684cm" svg:y2="13.566cm">
          <text:p/>
        </draw:line>
        <draw:path draw:style-name="gr2" draw:text-style-name="P1" draw:layer="layout" svg:width="15.574cm" svg:height="13.148cm" svg:x="21.552cm" svg:y="13.566cm" svg:viewBox="0 0 15575 13149" svg:d="M0 0c15052 156 15575 9564 15575 13149">
          <text:p/>
        </draw:path>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43.259cm" svg:height="30.652cm" svg:x="1.504cm" svg:y="-1.76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24.441cm 5.542cm)">
          <draw:image xlink:href="Pictures/10000201000002E100000320D8F48DBB62E3580F.png" xlink:type="simple" xlink:show="embed" xlink:actuate="onLoad" draw:mime-type="image/png">
            <text:p/>
          </draw:image>
        </draw:frame>
      </draw:page>
      <draw:page draw:name="page4" draw:style-name="dp1" draw:master-page-name="Default">
        <draw:line draw:style-name="gr1" draw:text-style-name="P1" draw:layer="layout" svg:x1="2.279cm" svg:y1="13.566cm" svg:x2="20.484cm" svg:y2="13.566cm">
          <text:p/>
        </draw:line>
        <draw:path draw:style-name="gr2" draw:text-style-name="P1" draw:layer="layout" svg:width="15.574cm" svg:height="13.148cm" svg:x="21.552cm" svg:y="13.566cm" svg:viewBox="0 0 15575 13149" svg:d="M0 0c15052 156 15575 9564 15575 13149">
          <text:p/>
        </draw:path>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43.259cm" svg:height="30.652cm" draw:transform="rotate (-0.285012266850674) translate (14.039cm -5.59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86820043133473) translate (34.028cm 7.977cm)">
          <draw:image xlink:href="Pictures/10000201000002E100000320D8F48DBB62E3580F.png" xlink:type="simple" xlink:show="embed" xlink:actuate="onLoad" draw:mime-type="image/png">
            <text:p/>
          </draw:image>
        </draw:frame>
      </draw:page>
      <draw:page draw:name="page5" draw:style-name="dp1" draw:master-page-name="Default">
        <draw:path draw:style-name="gr1" draw:text-style-name="P1" draw:layer="layout" svg:width="15.574cm" svg:height="13.148cm" svg:x="21.553cm" svg:y="13.567cm" svg:viewBox="0 0 15575 13149" svg:d="M0 0c15052 156 15575 9564 15575 13149">
          <text:p/>
        </draw:path>
        <draw:custom-shape draw:style-name="gr8" draw:text-style-name="P6" draw:layer="layout" svg:width="11.575cm" svg:height="13.808cm" svg:x="32.708cm" svg:y="15.709cm">
          <text:p/>
          <draw:enhanced-geometry svg:viewBox="0 0 21600 21600" draw:type="rectangle" draw:enhanced-path="M 0 0 L 21600 0 21600 21600 0 21600 0 0 Z N"/>
        </draw:custom-shape>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43.259cm" svg:height="30.652cm" draw:transform="skewX (-8.98981178888315E-017) rotate (-0.833569250752492) translate (33.09cm -5.924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 draw:text-style-name="P1" draw:layer="layout" svg:x1="2.28cm" svg:y1="13.566cm" svg:x2="21.911cm" svg:y2="13.566cm">
          <text:p/>
        </draw:line>
        <draw:path draw:style-name="gr2" draw:text-style-name="P1" draw:layer="layout" svg:width="15.574cm" svg:height="13.148cm" svg:x="21.553cm" svg:y="13.567cm" svg:viewBox="0 0 15575 13149" svg:d="M0 0c15052 156 15575 9564 15575 13149">
          <text:p/>
        </draw:path>
        <draw:frame draw:style-name="gr5" draw:text-style-name="P4" draw:layer="layout" svg:width="16.052cm" svg:height="17.425cm" draw:transform="rotate (-2.38499242285025) translate (43.123cm 16.011cm)">
          <draw:image xlink:href="Pictures/10000201000002E100000320D8F48DBB62E3580F.png" xlink:type="simple" xlink:show="embed" xlink:actuate="onLoad" draw:mime-type="image/png">
            <text:p/>
          </draw:image>
        </draw:frame>
      </draw:page>
      <draw:page draw:name="page6" draw:style-name="dp1" draw:master-page-name="Default">
        <draw:path draw:style-name="gr1" draw:text-style-name="P1" draw:layer="layout" svg:width="15.574cm" svg:height="13.148cm" svg:x="21.553cm" svg:y="13.567cm" svg:viewBox="0 0 15575 13149" svg:d="M0 0c15052 156 15575 9564 15575 13149">
          <text:p/>
        </draw:path>
        <draw:custom-shape draw:style-name="gr8" draw:text-style-name="P6" draw:layer="layout" svg:width="11.575cm" svg:height="13.808cm" svg:x="32.708cm" svg:y="15.709cm">
          <text:p/>
          <draw:enhanced-geometry svg:viewBox="0 0 21600 21600" draw:type="rectangle" draw:enhanced-path="M 0 0 L 21600 0 21600 21600 0 21600 0 0 Z N"/>
        </draw:custom-shape>
        <draw:custom-shape draw:style-name="gr3" draw:text-style-name="P2" draw:layer="layout" svg:width="10.132cm" svg:height="10.132cm" svg:x="43.839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43.259cm" svg:height="30.652cm" draw:transform="skewX (-8.98981178888315E-017) rotate (-0.833569250752492) translate (33.09cm -5.924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 draw:text-style-name="P1" draw:layer="layout" svg:x1="2.28cm" svg:y1="13.566cm" svg:x2="21.911cm" svg:y2="13.566cm">
          <text:p/>
        </draw:line>
        <draw:line draw:style-name="gr2" draw:text-style-name="P1" draw:layer="layout" svg:x1="35.432cm" svg:y1="19.481cm" svg:x2="50.864cm" svg:y2="36.477cm">
          <text:p/>
        </draw:line>
        <draw:frame draw:style-name="gr5" draw:text-style-name="P4" draw:layer="layout" svg:width="16.052cm" svg:height="17.425cm" draw:transform="rotate (-2.38499242285025) translate (43.123cm 16.011cm)">
          <draw:image xlink:href="Pictures/10000201000002E100000320D8F48DBB62E3580F.png" xlink:type="simple" xlink:show="embed" xlink:actuate="onLoad" draw:mime-type="image/png">
            <text:p/>
          </draw:image>
        </draw:frame>
      </draw:page>
      <draw:page draw:name="page7" draw:style-name="dp1" draw:master-page-name="Default"/>
      <draw:page draw:name="page8" draw:style-name="dp1" draw:master-page-name="Default">
        <draw:line draw:style-name="gr1" draw:text-style-name="P1" draw:layer="layout" svg:x1="2.225cm" svg:y1="25.674cm" svg:x2="11.707cm" svg:y2="25.674cm">
          <text:p/>
        </draw:line>
        <draw:line draw:style-name="gr2" draw:text-style-name="P1" draw:layer="layout" svg:x1="14.72cm" svg:y1="25.674cm" svg:x2="55.803cm" svg:y2="25.674cm">
          <text:p/>
        </draw:line>
        <draw:custom-shape draw:style-name="gr9" draw:text-style-name="P3" draw:layer="layout" svg:width="43.259cm" svg:height="30.652cm" svg:x="-2.249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20.655cm 17.673cm)">
          <draw:image xlink:href="Pictures/10000201000002E100000320D8F48DBB62E3580F.png" xlink:type="simple" xlink:show="embed" xlink:actuate="onLoad" draw:mime-type="image/png">
            <text:p/>
          </draw:image>
        </draw:frame>
      </draw:page>
      <draw:page draw:name="page9" draw:style-name="dp1" draw:master-page-name="Default">
        <draw:line draw:style-name="gr1" draw:text-style-name="P1" draw:layer="layout" svg:x1="2.225cm" svg:y1="25.674cm" svg:x2="17.558cm" svg:y2="25.674cm">
          <text:p/>
        </draw:line>
        <draw:line draw:style-name="gr2" draw:text-style-name="P1" draw:layer="layout" svg:x1="14.72cm" svg:y1="25.674cm" svg:x2="55.803cm" svg:y2="25.674cm">
          <text:p/>
        </draw:line>
        <draw:custom-shape draw:style-name="gr9" draw:text-style-name="P3" draw:layer="layout" svg:width="43.259cm" svg:height="30.652cm" svg:x="4.751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27.656cm 17.674cm)">
          <draw:image xlink:href="Pictures/10000201000002E100000320D8F48DBB62E3580F.png" xlink:type="simple" xlink:show="embed" xlink:actuate="onLoad" draw:mime-type="image/png">
            <text:p/>
          </draw:image>
        </draw:frame>
      </draw:page>
      <draw:page draw:name="page10" draw:style-name="dp1" draw:master-page-name="Default">
        <draw:line draw:style-name="gr2" draw:text-style-name="P1" draw:layer="layout" svg:x1="14.72cm" svg:y1="25.674cm" svg:x2="55.803cm" svg:y2="25.674cm">
          <text:p/>
        </draw:line>
        <draw:custom-shape draw:style-name="gr10" draw:text-style-name="P6" draw:layer="layout" svg:width="16.716cm" svg:height="13.808cm" svg:x="8.364cm" svg:y="18.781cm">
          <text:p/>
          <draw:enhanced-geometry svg:viewBox="0 0 21600 21600" draw:type="rectangle" draw:enhanced-path="M 0 0 L 21600 0 21600 21600 0 21600 0 0 Z N"/>
        </draw:custom-shape>
        <draw:line draw:style-name="gr1" draw:text-style-name="P1" draw:layer="layout" svg:x1="2.225cm" svg:y1="25.674cm" svg:x2="24.496cm" svg:y2="25.674cm">
          <text:p/>
        </draw:line>
        <draw:custom-shape draw:style-name="gr9" draw:text-style-name="P3" draw:layer="layout" svg:width="43.259cm" svg:height="30.652cm" svg:x="11.751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4" draw:layer="layout" svg:width="16.052cm" svg:height="17.425cm" draw:transform="rotate (-1.5707963267949) translate (34.556cm 17.674cm)">
          <draw:image xlink:href="Pictures/10000201000002E100000320D8F48DBB62E3580F.png" xlink:type="simple" xlink:show="embed" xlink:actuate="onLoad" draw:mime-type="image/png">
            <text:p/>
          </draw:image>
        </draw:frame>
      </draw:page>
      <draw:page draw:name="page11" draw:style-name="dp1" draw:master-page-name="Default">
        <draw:line draw:style-name="gr2" draw:text-style-name="P1" draw:layer="layout" svg:x1="14.72cm" svg:y1="25.674cm" svg:x2="55.803cm" svg:y2="25.674cm">
          <text:p/>
        </draw:line>
        <draw:custom-shape draw:style-name="gr10" draw:text-style-name="P6" draw:layer="layout" svg:width="16.716cm" svg:height="13.808cm" svg:x="8.364cm" svg:y="18.781cm">
          <text:p/>
          <draw:enhanced-geometry svg:viewBox="0 0 21600 21600" draw:type="rectangle" draw:enhanced-path="M 0 0 L 21600 0 21600 21600 0 21600 0 0 Z N"/>
        </draw:custom-shape>
        <draw:line draw:style-name="gr1" draw:text-style-name="P1" draw:layer="layout" svg:x1="2.225cm" svg:y1="25.674cm" svg:x2="24.496cm" svg:y2="25.674cm">
          <text:p/>
        </draw:line>
        <draw:custom-shape draw:style-name="gr7" draw:text-style-name="P5" draw:layer="layout" svg:width="43.259cm" svg:height="30.652cm" svg:x="11.751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2" draw:layer="layout" svg:width="10.132cm" svg:height="10.132cm" svg:x="40.587cm" svg:y="2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16.052cm" svg:height="17.425cm" draw:transform="rotate (-1.5707963267949) translate (34.557cm 17.675cm)">
          <draw:image xlink:href="Pictures/10000201000002E100000320D8F48DBB62E3580F.png" xlink:type="simple" xlink:show="embed" xlink:actuate="onLoad" draw:mime-type="image/png">
            <text:p/>
          </draw:image>
        </draw:frame>
      </draw:page>
      <draw:page draw:name="page12" draw:style-name="dp1" draw:master-page-name="Default">
        <draw:custom-shape draw:style-name="gr10" draw:text-style-name="P6" draw:layer="layout" svg:width="16.716cm" svg:height="13.808cm" svg:x="8.364cm" svg:y="18.781cm">
          <text:p/>
          <draw:enhanced-geometry svg:viewBox="0 0 21600 21600" draw:type="rectangle" draw:enhanced-path="M 0 0 L 21600 0 21600 21600 0 21600 0 0 Z N"/>
        </draw:custom-shape>
        <draw:line draw:style-name="gr1" draw:text-style-name="P1" draw:layer="layout" svg:x1="2.225cm" svg:y1="25.674cm" svg:x2="24.496cm" svg:y2="25.674cm">
          <text:p/>
        </draw:line>
        <draw:custom-shape draw:style-name="gr7" draw:text-style-name="P5" draw:layer="layout" svg:width="43.259cm" svg:height="30.652cm" svg:x="11.751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th draw:style-name="gr2" draw:text-style-name="P1" draw:layer="layout" svg:width="15.574cm" svg:height="13.148cm" svg:x="32.053cm" svg:y="25.667cm" svg:viewBox="0 0 15575 13149" svg:d="M0 0c15052 156 15575 9564 15575 13149">
          <text:p/>
        </draw:path>
        <draw:custom-shape draw:style-name="gr3" draw:text-style-name="P2" draw:layer="layout" svg:width="10.132cm" svg:height="10.132cm" svg:x="40.587cm" svg:y="2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7.276cm" svg:height="6.823cm" draw:transform="rotate (-0.100181899064475) translate (40.599cm 25.25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4" draw:layer="layout" svg:width="16.052cm" svg:height="17.425cm" draw:transform="rotate (-1.5707963267949) translate (34.557cm 17.675cm)">
          <draw:image xlink:href="Pictures/10000201000002E100000320D8F48DBB62E3580F.png" xlink:type="simple" xlink:show="embed" xlink:actuate="onLoad" draw:mime-type="image/png">
            <text:p/>
          </draw:image>
        </draw:frame>
      </draw:page>
      <draw:page draw:name="page13" draw:style-name="dp1" draw:master-page-name="Default">
        <draw:line draw:style-name="gr1" draw:text-style-name="P1" draw:layer="layout" svg:x1="2.225cm" svg:y1="25.674cm" svg:x2="24.496cm" svg:y2="25.674cm">
          <text:p/>
        </draw:line>
        <draw:path draw:style-name="gr2" draw:text-style-name="P1" draw:layer="layout" svg:width="14.046cm" svg:height="12.409cm" svg:x="9.729cm" svg:y="25.827cm" svg:viewBox="0 0 14047 12410" svg:d="M1 12410c-86-6828 6060-12547 14046-12407">
          <text:p/>
        </draw:path>
        <draw:custom-shape draw:style-name="gr7" draw:text-style-name="P5" draw:layer="layout" svg:width="43.259cm" svg:height="30.652cm" svg:x="11.751cm" svg:y="10.348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2" draw:layer="layout" svg:width="10.132cm" svg:height="10.132cm" svg:x="40.587cm" svg:y="2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16.052cm" svg:height="17.425cm" draw:transform="rotate (-1.5707963267949) translate (34.557cm 17.675cm)">
          <draw:image xlink:href="Pictures/10000201000002E100000320D8F48DBB62E3580F.png" xlink:type="simple" xlink:show="embed" xlink:actuate="onLoad" draw:mime-type="image/png">
            <text:p/>
          </draw:image>
        </draw:frame>
      </draw:page>
      <draw:page draw:name="page14" draw:style-name="dp1" draw:master-page-name="Default">
        <draw:path draw:style-name="gr2" draw:text-style-name="P1" draw:layer="layout" svg:width="14.046cm" svg:height="12.409cm" svg:x="9.729cm" svg:y="25.827cm" svg:viewBox="0 0 14047 12410" svg:d="M1 12410c-86-6828 6060-12547 14046-12407">
          <text:p/>
        </draw:path>
        <draw:line draw:style-name="gr1" draw:text-style-name="P1" draw:layer="layout" svg:x1="2.225cm" svg:y1="25.674cm" svg:x2="18.094cm" svg:y2="25.674cm">
          <text:p/>
        </draw:line>
        <draw:custom-shape draw:style-name="gr9" draw:text-style-name="P3" draw:layer="layout" svg:width="43.259cm" svg:height="30.652cm" draw:transform="skewX (-8.98981178888316E-017) rotate (0.593237412752873) translate (-4.602cm 23.702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2" draw:layer="layout" svg:width="10.132cm" svg:height="10.132cm" svg:x="40.587cm" svg:y="2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16.052cm" svg:height="17.425cm" draw:transform="skewX (-5.32679762384129E-017) rotate (-0.960454687372479) translate (18.288cm 17.128cm)">
          <draw:image xlink:href="Pictures/10000201000002E100000320D8F48DBB62E3580F.png" xlink:type="simple" xlink:show="embed" xlink:actuate="onLoad" draw:mime-type="image/png">
            <text:p/>
          </draw:image>
        </draw:frame>
      </draw:page>
      <draw:page draw:name="page15" draw:style-name="dp1" draw:master-page-name="Default">
        <draw:line draw:style-name="gr1" draw:text-style-name="P1" draw:layer="layout" svg:x1="2.225cm" svg:y1="25.674cm" svg:x2="18.094cm" svg:y2="25.674cm">
          <text:p/>
        </draw:line>
        <draw:custom-shape draw:style-name="gr9" draw:text-style-name="P3" draw:layer="layout" svg:width="43.259cm" svg:height="30.652cm" draw:transform="skewX (-8.98981178888316E-017) rotate (0.593237412752873) translate (-4.602cm 23.702cm)">
          <text:p/>
          <draw:enhanced-geometry draw:mirror-horizontal="false" draw:mirror-vertical="false" draw:glue-point-type="segments" draw:type="mso-spt100" draw:modifiers="33.4390641822408 -33.31751246238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2" draw:layer="layout" svg:width="10.132cm" svg:height="10.132cm" svg:x="40.587cm" svg:y="20.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0.842cm" svg:y1="25.039cm" svg:x2="42.005cm" svg:y2="10.772cm">
          <text:p/>
        </draw:line>
        <draw:frame draw:style-name="gr5" draw:text-style-name="P4" draw:layer="layout" svg:width="16.052cm" svg:height="17.425cm" draw:transform="skewX (-5.32679762384129E-017) rotate (-0.960454687372479) translate (18.289cm 17.129cm)">
          <draw:image xlink:href="Pictures/10000201000002E100000320D8F48DBB62E3580F.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8-03-25T11:28:05.905071441</meta:creation-date>
    <dc:date>2022-02-12T21:28:28.033000000</dc:date>
    <meta:editing-duration>PT2H5M10S</meta:editing-duration>
    <meta:editing-cycles>15</meta:editing-cycles>
    <meta:generator>LibreOffice/7.1.3.2$Windows_X86_64 LibreOffice_project/47f78053abe362b9384784d31a6e56f8511eb1c1</meta:generator>
    <meta:document-statistic meta:object-count="75"/>
  </office:meta>
</office:document-meta>
</file>